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  <style:text-properties fo:language="en" fo:country="US" officeooo:rsid="000d71b7" officeooo:paragraph-rsid="000d71b7"/>
    </style:style>
    <style:style style:name="P4" style:family="paragraph" style:parent-style-name="Text_20_body">
      <style:paragraph-properties fo:text-align="start" style:justify-single-word="false"/>
      <style:text-properties officeooo:rsid="000d71b7" officeooo:paragraph-rsid="000d71b7"/>
    </style:style>
    <style:style style:name="P5" style:family="paragraph" style:parent-style-name="Text_20_body">
      <style:paragraph-properties fo:text-align="start" style:justify-single-word="false"/>
      <style:text-properties officeooo:rsid="000f7580" officeooo:paragraph-rsid="000f7580"/>
    </style:style>
    <style:style style:name="P6" style:family="paragraph" style:parent-style-name="Text_20_body">
      <style:paragraph-properties fo:text-align="start" style:justify-single-word="false"/>
      <style:text-properties officeooo:rsid="000f9be8" officeooo:paragraph-rsid="000f9be8"/>
    </style:style>
    <style:style style:name="P7" style:family="paragraph" style:parent-style-name="Text_20_body">
      <style:paragraph-properties fo:text-align="start" style:justify-single-word="false"/>
      <style:text-properties officeooo:rsid="0011310b" officeooo:paragraph-rsid="0011310b"/>
    </style:style>
    <style:style style:name="P8" style:family="paragraph" style:parent-style-name="Text_20_body">
      <style:paragraph-properties fo:text-align="start" style:justify-single-word="false"/>
      <style:text-properties officeooo:rsid="001142cf" officeooo:paragraph-rsid="00149a1d"/>
    </style:style>
    <style:style style:name="P9" style:family="paragraph" style:parent-style-name="Text_20_body">
      <style:paragraph-properties fo:text-align="start" style:justify-single-word="false"/>
      <style:text-properties fo:language="ru" fo:country="RU" officeooo:rsid="00152e41" officeooo:paragraph-rsid="00152e41"/>
    </style:style>
    <style:style style:name="P10" style:family="paragraph" style:parent-style-name="Text_20_body">
      <style:paragraph-properties fo:text-align="start" style:justify-single-word="false"/>
      <style:text-properties fo:language="ru" fo:country="RU" officeooo:rsid="00166f39" officeooo:paragraph-rsid="00166f39"/>
    </style:style>
    <style:style style:name="P11" style:family="paragraph" style:parent-style-name="Text_20_body">
      <style:paragraph-properties fo:text-align="start" style:justify-single-word="false"/>
      <style:text-properties officeooo:paragraph-rsid="0016c647"/>
    </style:style>
    <style:style style:name="P12" style:family="paragraph" style:parent-style-name="Text_20_body">
      <style:paragraph-properties fo:text-align="start" style:justify-single-word="false"/>
      <style:text-properties fo:language="ru" fo:country="RU" officeooo:rsid="000d71b7" officeooo:paragraph-rsid="000d71b7"/>
    </style:style>
    <style:style style:name="T1" style:family="text">
      <style:text-properties fo:language="ru" fo:country="RU"/>
    </style:style>
    <style:style style:name="T2" style:family="text">
      <style:text-properties officeooo:rsid="000e2559"/>
    </style:style>
    <style:style style:name="T3" style:family="text">
      <style:text-properties fo:language="ru" fo:country="RU" officeooo:rsid="000e2559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49a1d"/>
    </style:style>
    <style:style style:name="T6" style:family="text">
      <style:text-properties officeooo:rsid="0012c1b0"/>
    </style:style>
    <style:style style:name="T7" style:family="text">
      <style:text-properties fo:language="en" fo:country="US" officeooo:rsid="0012c1b0"/>
    </style:style>
    <style:style style:name="T8" style:family="text">
      <style:text-properties fo:language="ru" fo:country="RU" officeooo:rsid="0016c647"/>
    </style:style>
    <style:style style:name="T9" style:family="text">
      <style:text-properties officeooo:rsid="0017b0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Предварительный подбор комплектующих</text:h>
      <text:p text:style-name="P2"/>
      <text:p text:style-name="P3"><text:span text:style-name="T1">Процессор: </text:span>core3506<text:span text:style-name="T2">+eMMC 8</text:span><text:span text:style-name="T3">ГБ</text:span>, <text:span text:style-name="T1">макет Luckfox Lyra Pi A</text:span></text:p>
      <text:p text:style-name="P4"><text:span text:style-name="T4">FPGA: </text:span><text:span text:style-name="T1">MAX 10</text:span><text:span text:style-name="T4">, </text:span><text:span text:style-name="T1">макет </text:span>EK-10M08E144</text:p>
      <text:p text:style-name="P4">АЦП: AD7606</text:p>
      <text:p text:style-name="P5">Корпус: BS19BK, корпус для РЭА 275x175x65мм, металл, герметичный, черный</text:p>
      <text:p text:style-name="P6">Основной разъём: 2РМГ42Б50Ш2Е2Б (50 конт.)</text:p>
      <text:p text:style-name="P7">ЦАП: The AD5676</text:p>
      <text:p text:style-name="P8">Входной усилитель с акселерометров: THAT1286<text:span text:style-name="T5"> (1286S14-U)</text:span><text:span text:style-name="T6"> или </text:span><text:span text:style-name="T7">INA2134</text:span></text:p>
      <text:p text:style-name="P9">усилители вместо <text:span text:style-name="T4">LF347: TL07xx</text:span></text:p>
      <text:p text:style-name="P10">генератор: 6U-16.384MBE-T<text:span text:style-name="T4"> </text:span>(<text:span text:style-name="T4">VCXO)</text:span></text:p>
      <text:p text:style-name="P11"><text:span text:style-name="T8">БП: </text:span>lm2596<text:span text:style-name="T9">, </text:span>XL6009E1<text:span text:style-name="T9">, </text:span>LM2577</text:p>
      <text:p text:style-name="P6"/>
      <text:p text:style-name="P5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1T18:22:44.893524400</meta:creation-date>
    <dc:date>2026-05-04T18:41:16.638446800</dc:date>
    <meta:editing-duration>PT33M32S</meta:editing-duration>
    <meta:editing-cycles>14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11" meta:word-count="54" meta:character-count="419" meta:non-whitespace-character-count="376"/>
  </office:meta>
</office:document-meta>
</file>